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8b03" officeooo:paragraph-rsid="00088b03"/>
    </style:style>
    <style:style style:name="P2" style:family="paragraph" style:parent-style-name="Standard">
      <style:text-properties fo:font-size="10pt" fo:font-weight="bold" officeooo:rsid="00088b03" officeooo:paragraph-rsid="00088b03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088b03" officeooo:paragraph-rsid="000ddaef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officeooo:rsid="00088b03" officeooo:paragraph-rsid="00088b03" style:font-size-asian="10pt" style:font-size-complex="10pt"/>
    </style:style>
    <style:style style:name="P5" style:family="paragraph" style:parent-style-name="Standard">
      <style:text-properties fo:font-size="10pt" officeooo:rsid="00088b03" officeooo:paragraph-rsid="000ac27a" style:font-size-asian="10pt" style:font-size-complex="10pt"/>
    </style:style>
    <style:style style:name="P6" style:family="paragraph" style:parent-style-name="Standard">
      <style:text-properties fo:font-size="10pt" officeooo:rsid="00088b03" officeooo:paragraph-rsid="000ddaef" style:font-size-asian="10pt" style:font-size-complex="10pt"/>
    </style:style>
    <style:style style:name="P7" style:family="paragraph" style:parent-style-name="Standard">
      <style:text-properties fo:font-size="10pt" officeooo:rsid="000dfcd5" officeooo:paragraph-rsid="000ddaef" style:font-size-asian="10pt" style:font-size-complex="10pt"/>
    </style:style>
    <style:style style:name="P8" style:family="paragraph" style:parent-style-name="Standard">
      <style:text-properties fo:color="#ce181e" fo:font-size="10pt" fo:font-weight="bold" officeooo:rsid="00088b03" officeooo:paragraph-rsid="000ddaef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ce181e" fo:font-size="10pt" officeooo:rsid="00088b03" officeooo:paragraph-rsid="000ddaef" style:font-size-asian="10pt" style:font-size-complex="10pt"/>
    </style:style>
    <style:style style:name="P10" style:family="paragraph" style:parent-style-name="Standard">
      <style:text-properties fo:color="#000000" fo:font-size="10pt" fo:font-weight="bold" officeooo:rsid="00088b03" officeooo:paragraph-rsid="000ddaef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000000" fo:font-size="10pt" officeooo:rsid="00088b03" officeooo:paragraph-rsid="000ddaef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0dfcd5" officeooo:paragraph-rsid="000dfcd5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0dfcd5" officeooo:paragraph-rsid="000dfcd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0pt" fo:font-weight="bold" officeooo:rsid="00088b03" officeooo:paragraph-rsid="000ddaef" style:font-size-asian="10pt" style:font-weight-asian="bold" style:font-size-complex="10pt" style:font-weight-complex="bold"/>
    </style:style>
    <style:style style:name="T1" style:family="text">
      <style:text-properties officeooo:rsid="000aca7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2"><text:span text:style-name="T4">Training &amp; testing CCC models</text:span></text:p>
      <text:p text:style-name="P7"><text:span text:style-name="T4"/></text:p>
      <text:p text:style-name="P6"><text:span text:style-name="T4"/></text:p>
      <text:p text:style-name="P6"><text:span text:style-name="T4">train_ccc_models.py</text:span></text:p>
      <text:p text:style-name="P6"><text:tab/>IN<text:tab/>:</text:p>
      <text:p text:style-name="P6"><text:tab/>OUT<text:tab/>: ccc_model_result<text:span text:style-name="T1">s</text:span>.csv</text:p>
      <text:p text:style-name="P6"/>
      <text:p text:style-name="P3"><text:tab/><text:tab/>ccc_models.py</text:p>
      <text:p text:style-name="P6"><text:tab/><text:tab/><text:tab/>IN<text:tab/>: nabats_dataset.csv</text:p>
      <text:p text:style-name="P3"><text:tab/><text:tab/><text:tab/>OUT<text:tab/>:</text:p>
      <text:p text:style-name="P3"/>
      <text:p text:style-name="P14"/>
      <text:p text:style-name="P3"/>
      <text:p text:style-name="P3"/>
      <text:p text:style-name="P3"/>
      <text:p text:style-name="P13">Training &amp; Testing C2V Models</text:p>
      <text:p text:style-name="P3"/>
      <text:p text:style-name="P3">fix_release_ids.py</text:p>
      <text:p text:style-name="P6"><text:tab/>IN<text:tab/>: nabats_dataset.csv</text:p>
      <text:p text:style-name="P6"><text:span text:style-name="T4"><text:tab/></text:span><text:span text:style-name="T2">OUT<text:tab/>: nabats_dataset.csv</text:span></text:p>
      <text:p text:style-name="P6"><text:span text:style-name="T2"/></text:p>
      <text:p text:style-name="P9"/>
      <text:p text:style-name="P3">all_file_vectors_to_df.py</text:p>
      <text:p text:style-name="P6"><text:tab/>IN<text:tab/>: all_target_file_vectors.txt</text:p>
      <text:p text:style-name="P9"><text:tab/><text:span text:style-name="T3">OUT<text:tab/>: all_target_file_vectors.csv</text:span></text:p>
      <text:p text:style-name="P9"><text:span text:style-name="T3"/></text:p>
      <text:p text:style-name="P9"/>
      <text:p text:style-name="P10">build_method_prediction_table.py</text:p>
      <text:p text:style-name="P11"><text:tab/>IN<text:tab/>: all_target_file_vectors.csv / nabats_dataset.csv</text:p>
      <text:p text:style-name="P11"><text:tab/>OUT<text:tab/>: train_data5.csv</text:p>
      <text:p text:style-name="P9"/>
      <text:p text:style-name="P6"/>
      <text:p text:style-name="P3">add_untouched_files_to_c2v_data.py</text:p>
      <text:p text:style-name="P6"><text:tab/>IN<text:tab/>: all_target_file_vectors.csv / nabats_dataset.csv / train_data5.csv</text:p>
      <text:p text:style-name="P6"><text:tab/>OUT<text:tab/>: train_data5.csv</text:p>
      <text:p text:style-name="P6"/>
      <text:p text:style-name="P6"/>
      <text:p text:style-name="P3">train_c2v_models.py</text:p>
      <text:p text:style-name="P6"><text:tab/>IN<text:tab/>:</text:p>
      <text:p text:style-name="P6"><text:tab/>OUT<text:tab/>: c2v_model_results.csv</text:p>
      <text:p text:style-name="P6"/>
      <text:p text:style-name="P3">get_file_preds3.py</text:p>
      <text:p text:style-name="P6"><text:tab/>IN<text:tab/>: all_target_file_vectors.csv / nabats_dataset.csv</text:p>
      <text:p text:style-name="P6"><text:tab/>OUT<text:tab/>: all_methods.pkl / all_methods2.pkl / rnn_input_dict_"+p+".pickle</text:p>
      <text:p text:style-name="P6"/>
      <text:p text:style-name="P3">c2v_file_predictions.py</text:p>
      <text:p text:style-name="P6"><text:tab/>IN<text:tab/>: rnn_input_dict_"+p+".pickle</text:p>
      <text:p text:style-name="P4"><text:tab/>OUT<text:tab/>: c2v_file_level_model_results.csv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2:32:50.304710229</meta:creation-date>
    <dc:date>2020-10-01T15:05:21.669188000</dc:date>
    <meta:editing-duration>PT1H54M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82" meta:character-count="844" meta:non-whitespace-character-count="767"/>
  </office:meta>
</office:document-meta>
</file>